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Time/Rank</text:p>
          </table:table-cell>
        </table:table-row>
        <table:table-row table:style-name="ro1">
          <table:table-cell office:value-type="string" calcext:value-type="string">
            <text:p>NIST_1.cs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1 a.cs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ST_3.cs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ST_4.cs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mple2 a.cs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ple1 b.cs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ple2 b.cs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T_2.csv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3:47:01.803014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6T13:47:18.069987434</dc:date>
    <meta:editing-duration>P0D</meta:editing-duration>
    <meta:editing-cycles>1</meta:editing-cycles>
    <meta:document-statistic meta:table-count="1" meta:cell-count="18" meta:object-count="0"/>
  </office:meta>
</office:document-meta>
</file>